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dee7e5" draw:opacity="50%" draw:textarea-horizontal-align="justify" draw:textarea-vertical-align="middle" draw:auto-grow-height="false" fo:min-height="2.029cm" fo:min-width="1.861cm" fo:wrap-option="wrap" draw:shadow-opacity="50%"/>
      <style:paragraph-properties style:writing-mode="lr-tb"/>
    </style:style>
    <style:style style:name="gr2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206cm" fo:min-width="0cm" fo:wrap-option="wrap"/>
    </style:style>
    <style:style style:name="gr3" style:family="graphic" style:parent-style-name="standard" style:list-style-name="L1">
      <style:graphic-properties draw:fill="solid" draw:fill-color="#dee7e5" draw:opacity="50%" draw:textarea-horizontal-align="justify" draw:textarea-vertical-align="middle" draw:auto-grow-height="false" fo:min-height="2.029cm" fo:min-width="1.861cm" fo:wrap-option="wrap" draw:shadow-opacity="50%"/>
      <style:paragraph-properties style:writing-mode="lr-tb"/>
    </style:style>
    <style:style style:name="gr4" style:family="graphic" style:parent-style-name="standard" style:list-style-name="L1">
      <style:graphic-properties draw:fill="solid" draw:fill-color="#dee7e5" draw:opacity="50%" draw:textarea-horizontal-align="justify" draw:textarea-vertical-align="middle" draw:auto-grow-height="false" fo:min-height="2.029cm" fo:min-width="1.86cm" fo:wrap-option="no-wrap" draw:shadow-opacity="50%"/>
      <style:paragraph-properties style:writing-mode="lr-tb"/>
    </style:style>
    <style:style style:name="gr5" style:family="graphic" style:parent-style-name="objectwithoutfill">
      <style:graphic-properties svg:stroke-width="0.051cm" draw:marker-start-width="0.279cm" draw:marker-end="Arrowheads_20_1" draw:marker-end-width="0.381cm" draw:fill="none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1cm" draw:marker-start-width="0.279cm" draw:marker-end="Arrowheads_20_2" draw:marker-end-width="0.381cm" draw:fill="none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051cm" draw:marker-start-width="0.279cm" draw:marker-end="Arrowheads_20_6" draw:marker-end-width="0.381cm" draw:fill="none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fill="solid" draw:fill-color="#729fcf" draw:opacity="50%" draw:textarea-horizontal-align="justify" draw:textarea-vertical-align="middle" draw:auto-grow-height="false" fo:min-height="2.151cm" fo:min-width="1.865cm" fo:wrap-option="no-wrap" draw:shadow-opacity="50%"/>
      <style:paragraph-properties style:writing-mode="lr-tb"/>
    </style:style>
    <style:style style:name="gr9" style:family="graphic" style:parent-style-name="standard">
      <style:graphic-properties draw:fill="solid" draw:fill-color="#729fcf" draw:opacity="50%" draw:textarea-horizontal-align="justify" draw:textarea-vertical-align="middle" draw:auto-grow-height="false" fo:min-height="2.151cm" fo:min-width="1.866cm" fo:wrap-option="no-wrap" draw:shadow-opacity="50%"/>
      <style:paragraph-properties style:writing-mode="lr-tb"/>
    </style:style>
    <style:style style:name="gr10" style:family="graphic" style:parent-style-name="standard">
      <style:graphic-properties draw:fill="solid" draw:fill-color="#729fcf" draw:opacity="50%" draw:textarea-horizontal-align="justify" draw:textarea-vertical-align="middle" draw:auto-grow-height="false" fo:min-height="2.151cm" fo:min-width="1.865cm" fo:wrap-option="wrap" draw:shadow-opacity="50%"/>
      <style:paragraph-properties style:writing-mode="lr-tb"/>
    </style:style>
    <style:style style:name="gr11" style:family="graphic" style:parent-style-name="objectwithoutfill">
      <style:graphic-properties svg:stroke-width="0.051cm" draw:marker-start-width="0.279cm" draw:marker-end="Arrowheads_20_7" draw:marker-end-width="0.381cm" draw:fill="none" draw:textarea-vertical-align="middle" fo:padding-top="0.15cm" fo:padding-bottom="0.15cm" fo:padding-left="0.275cm" fo:padding-right="0.275cm"/>
    </style:style>
    <style:style style:name="gr12" style:family="graphic" style:parent-style-name="objectwithoutfill">
      <style:graphic-properties svg:stroke-width="0.051cm" draw:marker-start-width="0.279cm" draw:marker-end="Arrowheads_20_8" draw:marker-end-width="0.381cm" draw:fill="none" draw:textarea-vertical-align="middle" fo:padding-top="0.15cm" fo:padding-bottom="0.15cm" fo:padding-left="0.275cm" fo:padding-right="0.275cm"/>
    </style:style>
    <style:style style:name="gr13" style:family="graphic" style:parent-style-name="objectwithoutfill">
      <style:graphic-properties svg:stroke-width="0.05cm" svg:stroke-color="#77bc65" draw:marker-start-width="0.275cm" draw:marker-end="Arrowheads_20_9" draw:marker-end-width="0.375cm" draw:fill="none" draw:textarea-vertical-align="middle" fo:padding-top="0.15cm" fo:padding-bottom="0.15cm" fo:padding-left="0.275cm" fo:padding-right="0.275cm"/>
      <style:paragraph-properties style:writing-mode="lr-tb"/>
    </style:style>
    <style:style style:name="gr14" style:family="graphic" style:parent-style-name="standard">
      <style:graphic-properties draw:stroke="dash" draw:stroke-dash="Long_20_Dot" svg:stroke-width="0.05cm" svg:stroke-color="#000000" draw:marker-start-width="0.275cm" draw:marker-end-width="0.275cm" draw:fill="none" draw:textarea-horizontal-align="justify" draw:textarea-vertical-align="middle" draw:auto-grow-height="false" fo:min-height="8.273cm" fo:min-width="10.245cm" fo:padding-top="0.15cm" fo:padding-bottom="0.15cm" fo:padding-left="0.275cm" fo:padding-right="0.275cm"/>
    </style:style>
    <style:style style:name="gr15" style:family="graphic" style:parent-style-name="objectwithoutfill">
      <style:graphic-properties svg:stroke-width="0.05cm" draw:marker-start-width="0.275cm" draw:marker-end="Arrowheads_20_11" draw:marker-end-width="0.375cm" draw:fill="none" draw:textarea-vertical-align="middle" fo:padding-top="0.15cm" fo:padding-bottom="0.15cm" fo:padding-left="0.275cm" fo:padding-right="0.275cm"/>
    </style:style>
    <style:style style:name="gr16" style:family="graphic" style:parent-style-name="objectwithoutfill">
      <style:graphic-properties svg:stroke-width="0.05cm" draw:marker-start-width="0.275cm" draw:marker-end="Arrowheads_20_12" draw:marker-end-width="0.375cm" draw:fill="none" draw:textarea-vertical-align="middle" fo:padding-top="0.15cm" fo:padding-bottom="0.15cm" fo:padding-left="0.275cm" fo:padding-right="0.275cm"/>
    </style:style>
    <style:style style:name="gr17" style:family="graphic" style:parent-style-name="objectwithoutfill">
      <style:graphic-properties svg:stroke-width="0.05cm" draw:marker-start-width="0.275cm" draw:marker-end="Arrowheads_20_13" draw:marker-end-width="0.375cm" draw:fill="none" draw:textarea-vertical-align="middle" fo:padding-top="0.15cm" fo:padding-bottom="0.15cm" fo:padding-left="0.275cm" fo:padding-right="0.275cm"/>
    </style:style>
    <style:style style:name="gr18" style:family="graphic" style:parent-style-name="standard">
      <style:graphic-properties draw:stroke="dash" draw:stroke-dash="Long_20_Dot" svg:stroke-width="0.05cm" svg:stroke-color="#000000" draw:marker-start-width="0.275cm" draw:marker-end-width="0.275cm" draw:fill="none" draw:textarea-horizontal-align="justify" draw:textarea-vertical-align="middle" draw:auto-grow-height="false" fo:min-height="8.273cm" fo:min-width="9.844cm" fo:padding-top="0.15cm" fo:padding-bottom="0.15cm" fo:padding-left="0.275cm" fo:padding-right="0.275cm"/>
    </style:style>
    <style:style style:name="gr19" style:family="graphic" style:parent-style-name="objectwithoutfill">
      <style:graphic-properties svg:stroke-width="0.05cm" svg:stroke-color="#77bc65" draw:marker-start-width="0.275cm" draw:marker-end="Arrowheads_20_14" draw:marker-end-width="0.375cm" draw:fill="none" draw:textarea-vertical-align="middle" fo:padding-top="0.15cm" fo:padding-bottom="0.15cm" fo:padding-left="0.275cm" fo:padding-right="0.275cm"/>
    </style:style>
    <style:style style:name="gr20" style:family="graphic" style:parent-style-name="standard">
      <style:graphic-properties draw:stroke="none" svg:stroke-color="#000000" draw:fill="none" draw:fill-color="#ffffff" fo:min-height="0.385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fo:min-height="0.465cm"/>
      <style:paragraph-properties style:writing-mode="lr-tb"/>
    </style:style>
    <style:style style:name="P1" style:family="paragraph">
      <style:paragraph-properties fo:text-align="center"/>
      <style:text-properties fo:font-weight="bold" style:font-weight-asian="bold" style:font-weight-complex="bold"/>
    </style:style>
    <style:style style:name="P2" style:family="paragraph">
      <loext:graphic-properties draw:fill="solid" draw:fill-color="#dee7e5" draw:opacity="50%"/>
      <style:paragraph-properties fo:text-align="center"/>
      <style:text-properties fo:font-weight="bold" style:font-weight-asian="bold" style:font-weight-complex="bold"/>
    </style:style>
    <style:style style:name="P3" style:family="paragraph">
      <loext:graphic-properties draw:fill="solid" draw:fill-color="#000000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fo:font-weight="bold" style:font-weight-asian="bold" style:font-weight-complex="bold"/>
    </style:style>
    <style:style style:name="P5" style:family="paragraph">
      <loext:graphic-properties draw:fill="solid" draw:fill-color="#dee7e5" draw:opacity="50%"/>
      <style:paragraph-properties fo:margin-left="0cm" fo:margin-right="0cm" fo:margin-top="0cm" fo:margin-bottom="0cm" fo:line-height="100%" fo:text-align="center" fo:text-indent="0cm"/>
      <style:text-properties fo:font-weight="bold" style:font-weight-asian="bold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solid" draw:fill-color="#729fcf" draw:opacity="50%"/>
      <style:paragraph-properties fo:text-align="center"/>
      <style:text-properties fo:font-weight="bold" style:font-weight-asian="bold" style:font-weight-complex="bold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3.337cm" svg:height="3.221cm" svg:x="5.407cm" svg:y="1.168cm">
          <text:p text:style-name="P1"><text:span text:style-name="T1">IDLE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3" xml:id="id1" draw:id="id1" draw:layer="layout" svg:width="0.689cm" svg:height="0.644cm" svg:x="0.269cm" svg:y="1.16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5" xml:id="id4" draw:id="id4" draw:layer="layout" svg:width="3.337cm" svg:height="3.221cm" svg:x="7.409cm" svg:y="5.249cm">
          <text:p text:style-name="P4"><text:span text:style-name="T1">T</text:span><text:span text:style-name="T1">X</text:span></text:p>
          <text:p text:style-name="P1"><text:span text:style-name="T1">D</text:span><text:span text:style-name="T1">A</text:span><text:span text:style-name="T1">T</text:span><text:span text:style-name="T1">A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5" xml:id="id10" draw:id="id10" draw:layer="layout" svg:width="3.336cm" svg:height="3.221cm" svg:x="3.183cm" svg:y="5.249cm">
          <text:p text:style-name="P4"><text:span text:style-name="T1">P</text:span><text:span text:style-name="T1">R</text:span><text:span text:style-name="T1">O</text:span><text:span text:style-name="T1">C</text:span><text:span text:style-name="T1">E</text:span><text:span text:style-name="T1">S</text:span><text:span text:style-name="T1">S</text:span></text:p>
          <text:p text:style-name="P4"><text:span text:style-name="T1">C</text:span><text:span text:style-name="T1">M</text:span><text:span text:style-name="T1">D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xml:id="id2" draw:id="id2" draw:layer="layout" svg:width="3.337cm" svg:height="3.221cm" svg:x="0.958cm" svg:y="1.168cm">
          <text:p text:style-name="P1"><text:span text:style-name="T1">INIT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5" draw:text-style-name="P6" draw:layer="layout" draw:type="curve" svg:x1="0.614cm" svg:y1="1.168cm" svg:x2="1.446cm" svg:y2="1.639cm" draw:start-shape="id1" draw:start-glue-point="4" draw:end-shape="id2" draw:end-glue-point="5" svg:d="M614 1168c0-753 832-988 832 471" svg:viewBox="0 0 833 1068">
          <text:p/>
        </draw:connector>
        <draw:connector draw:style-name="gr6" draw:text-style-name="P6" draw:layer="layout" draw:type="curve" svg:x1="3.807cm" svg:y1="1.639cm" svg:x2="5.895cm" svg:y2="1.639cm" draw:start-shape="id2" draw:start-glue-point="11" draw:end-shape="id3" draw:end-glue-point="5" svg:d="M3807 1639c0-1459 2088-1459 2088 0" svg:viewBox="0 0 2089 1095">
          <text:p/>
        </draw:connector>
        <draw:connector draw:style-name="gr7" draw:text-style-name="P6" draw:layer="layout" draw:type="curve" svg:x1="10.258cm" svg:y1="5.72cm" svg:x2="8.744cm" svg:y2="2.779cm" draw:start-shape="id4" draw:start-glue-point="11" draw:end-shape="id3" draw:end-glue-point="10" svg:d="M10258 5720c0-1961-504-2941-1514-2941" svg:viewBox="0 0 1515 2942">
          <text:p/>
        </draw:connector>
        <draw:custom-shape draw:style-name="gr8" draw:text-style-name="P7" xml:id="id6" draw:id="id6" draw:layer="layout" svg:width="3.343cm" svg:height="3.395cm" svg:x="16.831cm" svg:y="0.751cm">
          <text:p text:style-name="P1"><text:span text:style-name="T1">RELOA</text:span><text:span text:style-name="T1">D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7" xml:id="id7" draw:id="id7" draw:layer="layout" svg:width="3.343cm" svg:height="3.395cm" svg:x="17.837cm" svg:y="5.051cm">
          <text:p text:style-name="P1"><text:span text:style-name="T1">LAUNC</text:span><text:span text:style-name="T1">H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9" draw:text-style-name="P7" xml:id="id8" draw:id="id8" draw:layer="layout" svg:width="3.344cm" svg:height="3.395cm" svg:x="13.601cm" svg:y="5.051cm">
          <text:p text:style-name="P1"><text:span text:style-name="T1">MEASUR</text:span><text:span text:style-name="T1">E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0" draw:text-style-name="P7" xml:id="id5" draw:id="id5" draw:layer="layout" svg:width="3.343cm" svg:height="3.395cm" svg:x="12.372cm" svg:y="0.751cm">
          <text:p text:style-name="P1"><text:span text:style-name="T1">INIT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6" draw:text-style-name="P6" draw:layer="layout" draw:type="curve" svg:x1="15.226cm" svg:y1="1.248cm" svg:x2="17.32cm" svg:y2="1.248cm" draw:start-shape="id5" draw:start-glue-point="11" draw:end-shape="id6" draw:end-glue-point="5" svg:d="M15226 1248h2094" svg:viewBox="0 0 2095 1">
          <text:p/>
        </draw:connector>
        <draw:connector draw:style-name="gr7" draw:text-style-name="P6" draw:layer="layout" draw:type="curve" draw:line-skew="-1.027cm" svg:x1="20.174cm" svg:y1="2.449cm" svg:x2="20.691cm" svg:y2="5.548cm" draw:start-shape="id6" draw:start-glue-point="10" draw:end-shape="id7" draw:end-glue-point="11" svg:d="M20174 2449c720 0 462 3099 517 3099" svg:viewBox="0 0 520 3100">
          <text:p/>
        </draw:connector>
        <draw:connector draw:style-name="gr11" draw:text-style-name="P6" draw:layer="layout" draw:type="curve" svg:x1="18.326cm" svg:y1="7.949cm" svg:x2="16.456cm" svg:y2="7.949cm" draw:start-shape="id7" draw:start-glue-point="7" draw:end-shape="id8" draw:end-glue-point="9" svg:d="M18326 7949h-1870" svg:viewBox="0 0 1871 1">
          <text:p/>
        </draw:connector>
        <draw:connector draw:style-name="gr12" draw:text-style-name="P6" draw:layer="layout" draw:type="curve" svg:x1="15.273cm" svg:y1="5.051cm" svg:x2="17.32cm" svg:y2="3.649cm" draw:start-shape="id8" draw:start-glue-point="4" draw:end-shape="id6" draw:end-glue-point="7" svg:d="M15273 5051c0-935 682-1402 2047-1402" svg:viewBox="0 0 2048 1403">
          <text:p/>
        </draw:connector>
        <draw:custom-shape draw:style-name="gr2" draw:text-style-name="P3" xml:id="id9" draw:id="id9" draw:layer="layout" svg:width="0.689cm" svg:height="0.644cm" svg:x="11.415cm" svg:y="1.09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5" draw:text-style-name="P6" draw:layer="layout" draw:type="curve" svg:x1="11.76cm" svg:y1="1.091cm" svg:x2="12.608cm" svg:y2="1.562cm" draw:start-shape="id9" draw:start-glue-point="4" svg:d="M11760 1091c0-751 848-987 848 471" svg:viewBox="0 0 849 1067">
          <text:p/>
        </draw:connector>
        <draw:connector draw:style-name="gr13" draw:text-style-name="P6" draw:layer="layout" draw:type="line" svg:x1="6.301cm" svg:y1="14.017cm" svg:x2="3.222cm" svg:y2="15.161cm" svg:d="M6301 14017l-3079 1144" svg:viewBox="0 0 3080 1145">
          <text:p text:style-name="P8"><text:span text:style-name="T2"/></text:p>
          <text:p text:style-name="P8"><text:span text:style-name="T2"/></text:p>
          <text:p text:style-name="P8"><text:span text:style-name="T2">MEASUREev</text:span></text:p>
        </draw:connector>
        <draw:custom-shape draw:style-name="gr14" draw:text-style-name="P6" draw:layer="layout" svg:width="10.795cm" svg:height="8.573cm" svg:x="0.1cm" svg:y="0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" draw:text-style-name="P6" draw:layer="layout" draw:type="line" svg:x1="4.851cm" svg:y1="5.249cm" svg:x2="5.895cm" svg:y2="3.918cm" draw:start-shape="id10" draw:start-glue-point="4" draw:end-shape="id3" draw:end-glue-point="7" svg:d="M4851 5249l1044-1331" svg:viewBox="0 0 1045 1332">
          <text:p/>
        </draw:connector>
        <draw:connector draw:style-name="gr16" draw:text-style-name="P6" draw:layer="layout" draw:type="line" svg:x1="7.076cm" svg:y1="4.389cm" svg:x2="6.031cm" svg:y2="5.72cm" draw:start-shape="id3" draw:start-glue-point="8" draw:end-shape="id10" draw:end-glue-point="11" svg:d="M7076 4389l-1045 1331" svg:viewBox="0 0 1046 1332">
          <text:p/>
        </draw:connector>
        <draw:connector draw:style-name="gr17" draw:text-style-name="P6" draw:layer="layout" draw:type="line" svg:x1="8.256cm" svg:y1="3.918cm" svg:x2="9.078cm" svg:y2="5.249cm" draw:start-shape="id3" draw:start-glue-point="9" draw:end-shape="id4" draw:end-glue-point="4" svg:d="M8256 3918l822 1331" svg:viewBox="0 0 823 1332">
          <text:p/>
        </draw:connector>
        <draw:custom-shape draw:style-name="gr18" draw:text-style-name="P6" draw:layer="layout" svg:width="10.394cm" svg:height="8.573cm" svg:x="11.1cm" svg:y="0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9" draw:text-style-name="P6" draw:layer="layout" draw:type="curve" draw:line-skew="0.082cm" svg:x1="13.435cm" svg:y1="6.808cm" svg:x2="10.731cm" svg:y2="7.398cm" svg:d="M13435 6808c-1905 0-553 590-2704 590" svg:viewBox="0 0 2705 591">
          <text:p/>
        </draw:connector>
        <draw:frame draw:style-name="gr20" draw:text-style-name="P9" draw:layer="layout" svg:width="2.857cm" svg:height="0.662cm" svg:x="11.112cm" svg:y="7.32cm">
          <draw:text-box>
            <text:p><text:span text:style-name="T3">M</text:span><text:span text:style-name="T3">E</text:span><text:span text:style-name="T3">A</text:span><text:span text:style-name="T3">S</text:span><text:span text:style-name="T3">U</text:span><text:span text:style-name="T3">R</text:span><text:span text:style-name="T3">E</text:span><text:span text:style-name="T3">e</text:span><text:span text:style-name="T3">V</text:span></text:p>
          </draw:text-box>
        </draw:frame>
        <draw:frame draw:style-name="gr20" draw:text-style-name="P9" draw:layer="layout" svg:width="2.857cm" svg:height="0.662cm" svg:x="18.913cm" svg:y="0.12cm">
          <draw:text-box>
            <text:p><text:span text:style-name="T3">X</text:span><text:span text:style-name="T3">B</text:span><text:span text:style-name="T3">T</text:span><text:span text:style-name="T3">_</text:span><text:span text:style-name="T3">H</text:span><text:span text:style-name="T3">a</text:span><text:span text:style-name="T3">n</text:span><text:span text:style-name="T3">d</text:span><text:span text:style-name="T3">l</text:span><text:span text:style-name="T3">e</text:span><text:span text:style-name="T3">r</text:span></text:p>
          </draw:text-box>
        </draw:frame>
        <draw:frame draw:style-name="gr21" draw:text-style-name="P9" draw:layer="layout" svg:width="3.346cm" svg:height="0.715cm" svg:x="7.714cm" svg:y="0.12cm">
          <draw:text-box>
            <text:p><text:span text:style-name="T3">C</text:span><text:span text:style-name="T3">O</text:span><text:span text:style-name="T3">M</text:span><text:span text:style-name="T3">M</text:span><text:span text:style-name="T3">_</text:span><text:span text:style-name="T3">H</text:span><text:span text:style-name="T3">a</text:span><text:span text:style-name="T3">n</text:span><text:span text:style-name="T3">d</text:span><text:span text:style-name="T3">l</text:span><text:span text:style-name="T3">e</text:span><text:span text:style-name="T3">r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2" draw:display-name="Arrowheads 2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1cm" fo:margin-bottom="0.1cm" fo:margin-left="0.1cm" fo:margin-right="0.1cm" fo:page-width="21.6cm" fo:page-height="8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6-24T10:05:50.221755457</meta:creation-date>
    <dc:date>2022-06-24T17:00:22.390542594</dc:date>
    <meta:editing-duration>PT5H21M50S</meta:editing-duration>
    <meta:editing-cycles>1</meta:editing-cycles>
    <meta:document-statistic meta:object-count="28"/>
    <meta:generator>LibreOffice/7.3.3.2$Linux_X86_64 LibreOffice_project/30$Build-2</meta:generator>
  </office:meta>
</office:document-meta>
</file>